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orPersistenceDelegate.writeObject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orPersistenceDelegate.instantiate( Object oldInstance , Encod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aptorPersistenceDelegate.initialize( Class &lt; ? &gt; type , Object oldInstance , Object new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